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60bd" officeooo:paragraph-rsid="000760bd"/>
    </style:style>
    <style:style style:name="P2" style:family="paragraph" style:parent-style-name="Standard">
      <style:text-properties officeooo:rsid="0008a0ae" officeooo:paragraph-rsid="0008a0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Scope:</text:p>
      <text:p text:style-name="P1"/>
      <text:p text:style-name="P1">The project is to design and fabricate a customized version of a stream deck. The reason for this project assignment is that existing Streamdecks and Streamdeck alternatives on the market BOTH have no support for linux, AND are lacking several of the features that I would like to have. As suchm I have elected to build my own. This document will serve as documentation of the various tasks I will need to complete, as well as of the skills and tools I will need to acuire. This is the only purpose of the document. Additional documentation of those particular skills will reside in my personal cloud, so that they will be accessible for future projects. This document will also not contain the documentation of the design of the hardware or software, though it will contain some basic information on the requirements of the project, in order to reach completion. Skills will be divided into two primary caterogies:</text:p>
      <text:p text:style-name="P1"/>
      <text:p text:style-name="P1">Hardware</text:p>
      <text:p text:style-name="P1">Software</text:p>
      <text:p text:style-name="P1"/>
      <text:p text:style-name="P1">The names of those categories are self explanatory, I think. </text:p>
      <text:p text:style-name="P1"/>
      <text:p text:style-name="P2">Sotware</text:p>
      <text:p text:style-name="P2">Regarding the needs of the control software, there are two softwares that I will need to design.</text:p>
      <text:p text:style-name="P2">The control application that runs on the Machine (My laptop) and the firmware (running on the microcontroller, probably a pi 4)</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2T16:25:13.711470771</meta:creation-date>
    <dc:date>2024-07-22T21:27:23.350871679</dc:date>
    <meta:editing-duration>PT3H1M30S</meta:editing-duration>
    <meta:editing-cycles>1</meta:editing-cycles>
    <meta:document-statistic meta:table-count="0" meta:image-count="0" meta:object-count="0" meta:page-count="1" meta:paragraph-count="8" meta:word-count="210" meta:character-count="1236" meta:non-whitespace-character-count="1033"/>
    <meta:generator>LibreOffice/24.2.4.2$Linux_X86_64 LibreOffice_project/420$Build-2</meta:generator>
  </office:meta>
</office:document-meta>
</file>